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fo:font-size="11pt" fo:font-weight="normal" officeooo:paragraph-rsid="000bca13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size="11pt" fo:font-weight="normal" officeooo:rsid="000bca13" officeooo:paragraph-rsid="000bca13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size="11pt" fo:font-weight="normal" officeooo:rsid="000cb46c" officeooo:paragraph-rsid="000cb46c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size="11pt" fo:font-weight="normal" officeooo:rsid="000cff8b" officeooo:paragraph-rsid="000fc27e" style:font-size-asian="9.60000038146973pt" style:font-weight-asian="normal" style:font-size-complex="11pt" style:font-weight-complex="normal"/>
    </style:style>
    <style:style style:name="T1" style:family="text">
      <style:text-properties officeooo:rsid="000b2c7c"/>
    </style:style>
    <style:style style:name="T2" style:family="text">
      <style:text-properties fo:color="#c9211e" loext:opacity="100%" fo:font-weight="bold" officeooo:rsid="000b2c7c" style:font-weight-asian="bold" style:font-weight-complex="bold"/>
    </style:style>
    <style:style style:name="T3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9211e" loext:opacity="100%" style:text-underline-style="solid" style:text-underline-width="auto" style:text-underline-color="font-color" fo:font-weight="bold" officeooo:rsid="000b2c7c" style:font-weight-asian="bold" style:font-weight-complex="bold"/>
    </style:style>
    <style:style style:name="T5" style:family="text">
      <style:text-properties officeooo:rsid="000bca13"/>
    </style:style>
    <style:style style:name="T6" style:family="text">
      <style:text-properties officeooo:rsid="000cff8b"/>
    </style:style>
    <style:style style:name="T7" style:family="text">
      <style:text-properties officeooo:rsid="000e8822"/>
    </style:style>
    <style:style style:name="T8" style:family="text">
      <style:text-properties officeooo:rsid="000ef0a3"/>
    </style:style>
    <style:style style:name="T9" style:family="text">
      <style:text-properties officeooo:rsid="000fc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 text:c="61"/><text:span text:style-name="T3">-</text:span><text:span text:style-name="T4">INTRODUCTION-</text:span></text:p>
      <text:p text:style-name="P1"><text:span text:style-name="T2"/></text:p>
      <text:p text:style-name="P2"><text:span text:style-name="T1"><text:s text:c="28"/></text:span><text:span text:style-name="T5">In this work our aim is to facilitate daily nutrition activities of the given </text:span><text:span text:style-name="T1"><text:s/></text:span><text:span text:style-name="T5">persona</text:span></text:p>
      <text:p text:style-name="P2"/>
      <text:p text:style-name="P3">because, he/she cant find much time to do these daily routines due to his/her work intensive lifestyle.</text:p>
      <text:p text:style-name="P3"/>
      <text:p text:style-name="P4">Our product is capable of registering devices th<text:span text:style-name="T6">at</text:span> persona uses frequently every day and he/she can see </text:p>
      <text:p text:style-name="P4"/>
      <text:p text:style-name="P4">recipes for each device that he/she registered. Also he/she can check out the directions to understand how</text:p>
      <text:p text:style-name="P4"/>
      <text:p text:style-name="P4">recipe can be applied. <text:span text:style-name="T6">Furthermore he/she can set any recipe he/she wants as favorite and can set any recipe</text:span></text:p>
      <text:p text:style-name="P4"/>
      <text:p text:style-name="P5">as routine with particular time to initiate that routine <text:span text:style-name="T9">automatically</text:span>. <text:span text:style-name="T7">Another advantage is that he/she can </text:span></text:p>
      <text:p text:style-name="P5"/>
      <text:p text:style-name="P5"><text:span text:style-name="T7">adjust time of any routine to fit in his/her daily schedule. </text:span><text:span text:style-name="T8">If later he/she does not use any device any more </text:span></text:p>
      <text:p text:style-name="P5"/>
      <text:p text:style-name="P5"><text:span text:style-name="T8">then he/she can delete it from the device list as well. In summary, fundamental aim of our product is to let </text:span></text:p>
      <text:p text:style-name="P5"/>
      <text:p text:style-name="P5"><text:span text:style-name="T8">persona handle his/her daily nutrition activities with ease without struggling with complex UI by providing </text:span></text:p>
      <text:p text:style-name="P5"/>
      <text:p text:style-name="P5"><text:span text:style-name="T8">UI components for only what is necessary to be done and let he/she automate these daily routines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1:46:58.471675257</meta:creation-date>
    <dc:date>2023-06-19T13:23:56.533673955</dc:date>
    <meta:editing-duration>PT5M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76" meta:character-count="1143" meta:non-whitespace-character-count="883"/>
  </office:meta>
</office:document-meta>
</file>